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9n5cxrs2w4t1"/>Вводный документ.</text:p>
      <text:p text:style-name="Standard"/>
      <text:p text:style-name="Standard">Абсолютное большинство наших проектов используют микроконтроллеры STM32, написаны на C/С++, компилятор gcc. Почти все проекты полностью открытые. Почти весь код расположен в гитхабе Крэйла <text:a xlink:type="simple" xlink:href="https://github.com/kreyl" text:style-name="ListLabel_20_1" text:visited-style-name="ListLabel_20_1"><text:span text:style-name="T1">https://github.com/kreyl</text:span></text:a> </text:p>
      <text:p text:style-name="Heading_20_2"><text:bookmark text:name="_n0hhn6aipkal"/>Инструменты разработки </text:p>
      <text:p text:style-name="Standard">Для написания кода мы используем Atollic. Это уже настроенная IDE, в отличие от Eclipse, ее нужно просто <text:a xlink:type="simple" xlink:href="https://atollic.com/truestudio/" text:style-name="ListLabel_20_1" text:visited-style-name="ListLabel_20_1"><text:span text:style-name="T1">скачать</text:span></text:a>. Однако много лет мы писали в Eclipse, поэтому в репозитории можно найти проекты, не переведенные на Atollic. </text:p>
      <text:p text:style-name="Standard">Для проекта на Atollic в каталоге .settings есть файл com.atollic.truestudio.debug.hardware_device.prefs</text:p>
      <text:p text:style-name="Standard"/>
      <text:p text:style-name="Standard">Платы проектируются в <text:a xlink:type="simple" xlink:href="http://kicad-pcb.org/" text:style-name="ListLabel_20_1" text:visited-style-name="ListLabel_20_1"><text:span text:style-name="T1">Kicad</text:span></text:a>, разводятся в <text:a xlink:type="simple" xlink:href="https://www.eremex.ru/products/delta-design/topor/" text:style-name="ListLabel_20_1" text:visited-style-name="ListLabel_20_1"><text:span text:style-name="T1">Topor</text:span></text:a><text:tab/></text:p>
      <text:p text:style-name="Standard">3d модели создаются в Solid works</text:p>
      <text:p text:style-name="Standard"/>
      <text:p text:style-name="Standard"/>
      <text:p text:style-name="Standard"><text:a xlink:type="simple" xlink:href="https://docs.google.com/document/d/1vX1OoRXupppIqFei2j4hijnH5u0ORhwWBrZDoIHkr4M" text:style-name="ListLabel_20_1" text:visited-style-name="ListLabel_20_1"><text:span text:style-name="T1">https://docs.google.com/document/d/1vX1OoRXupppIqFei2j4hijnH5u0ORhwWBrZDoIHkr4M</text:span></text:a></text:p>
      <text:p text:style-name="Standard">(раздел про Eclipse устарел, разрабатываем под Atollic)</text:p>
      <text:p text:style-name="Heading_20_2"><text:bookmark text:name="_grw8ax3u0dwc"/>Подключение к компьютеру</text:p>
      <text:p text:style-name="Standard"/>
      <text:p text:style-name="Standard">С большинством наших устройств возможно взаимодействие по UART, представляется как COM-порт, скорость передачи данных 115200, <text:span text:style-name="T2">, остальные параметры (структура байта, ...) - по умолчанию.</text:span>. Протокол подробнее описан в этом документе <text:a xlink:type="simple" xlink:href="https://docs.google.com/document/d/1Enq7OxXN71MnZqI4T44DpILLiYlTNmURxSFmcvyZTgg/edit" text:style-name="ListLabel_20_1" text:visited-style-name="ListLabel_20_1"><text:span text:style-name="T1">https://docs.google.com/document/d/1Enq7OxXN71MnZqI4T44DpILLiYlTNmURxSFmcvyZTgg/</text:span></text:a></text:p>
      <text:p text:style-name="Standard"/>
      <text:p text:style-name="Heading_20_3"><text:bookmark text:name="_jh92q88ycroo"/>Драйвера</text:p>
      <text:p text:style-name="Standard"/>
      <text:p text:style-name="Standard"><office:annotation office:name="__Annotation__61_1860048502"><dc:creator>Alexey Eremin</dc:creator><dc:date>2019-03-20T20:04:53</dc:date><text:p><text:span text:style-name="T3">Говорят что для Win10 оно не нужно.</text:span></text:p></office:annotation>Часть устройств можно подключить к компьютеру при помощи провода USB-MicroUSB. Для взаимодействия с устройством необходимо <text:s/>его установить драйвер вот отсюда <text:a xlink:type="simple" xlink:href="https://www.st.com/en/development-tools/stsw-stm32102.html" text:style-name="ListLabel_20_1" text:visited-style-name="ListLabel_20_1"><text:span text:style-name="T1">https://www.st.com/en/development-tools/stsw-stm32102.html</text:span></text:a></text:p>
      <text:p text:style-name="Standard">После этого с ним можно работать как с com-портом при помощи, например, Terminal 9.1b<office:annotation-end office:name="__Annotation__61_1860048502"/></text:p>
      <text:p text:style-name="Standard"/>
      <text:p text:style-name="Standard">Для перепрошивки устройства необходимо подключить его через программатор. </text:p>
      <text:p text:style-name="Standard"><text:a xlink:type="simple" xlink:href="https://www.st.com/b/en/development-tools/stm32cubeprog.html" text:style-name="ListLabel_20_1" text:visited-style-name="ListLabel_20_1"><text:span text:style-name="T1">STM32CubeProgrammer</text:span></text:a> — этой программой можно заливать готовый прошивки на девайс (все еще требуется установить драйвер) и воспользоваться программатором StLink v2.1 или нашим его клоном с более удобным подключением. Также это можно делать напрямую из Atollic (все еще нужен программатор)</text:p>
      <text:p text:style-name="Standard"/>
      <text:p text:style-name="Standard"><text:soft-page-break/>Также можно воспользоваться STLink https://www.st.com/b/content/st_com/en/products/development-tools/software-development-tools/stm32-software-development-tools/stm32-programmers/stsw-link004.html</text:p>
      <text:p text:style-name="Heading_20_2"><text:bookmark text:name="_n91c8cbiaul"/>Два слова про радио</text:p>
      <text:p text:style-name="Standard"/>
      <text:p text:style-name="Standard">В подавляющем большинстве случаев мы используем 868 MHz. Немного очень специфической технической информации: <text:a xlink:type="simple" xlink:href="https://docs.google.com/document/d/1ItzKJn9Jf2da3n6hsyvTysdBTt539iOlC1BcC4IxVR0/" text:style-name="ListLabel_20_1" text:visited-style-name="ListLabel_20_1"><text:span text:style-name="T1">https://docs.google.com/document/d/1ItzKJn9Jf2da3n6hsyvTysdBTt539iOlC1BcC4IxVR0/</text:span></text:a></text:p>
      <text:p text:style-name="Standard"/>
      <text:p text:style-name="Heading_20_2"><text:bookmark text:name="_jovk7gvlkhmy"/>Обзор репозитория </text:p>
      <text:p text:style-name="Standard"/>
      <text:p text:style-name="Standard"><text:a xlink:type="simple" xlink:href="https://github.com/" text:style-name="ListLabel_20_1" text:visited-style-name="ListLabel_20_1"><text:span text:style-name="T1">https://github.com/</text:span></text:a>kreyl здесь расположены все наши открытые проекты. </text:p>
      <text:p text:style-name="Standard"/>
      <text:p text:style-name="Standard"><text:a xlink:type="simple" xlink:href="https://github.com/Kreyl/Libs" text:style-name="ListLabel_20_1" text:visited-style-name="ListLabel_20_1"><text:span text:style-name="T1">https://github.com/Kreyl/Libs</text:span></text:a> библиотеки 3d для Kicad, stm32 библиотеки</text:p>
      <text:p text:style-name="Standard"/>
      <text:p text:style-name="Standard"><text:a xlink:type="simple" xlink:href="https://github.com/Kreyl/Drivers" text:style-name="ListLabel_20_1" text:visited-style-name="ListLabel_20_1"><text:span text:style-name="T1">https://github.com/Kreyl/Drivers</text:span></text:a> драйвера для периферии, подключенной в STM32</text:p>
      <text:p text:style-name="Standard"/>
      <text:p text:style-name="Standard">Обычно железо и прошивка лежат в одном проекте (исключение – <text:a xlink:type="simple" xlink:href="https://github.com/Kreyl/Locket_fw" text:style-name="ListLabel_20_1" text:visited-style-name="ListLabel_20_1"><text:span text:style-name="T1">проект медальона</text:span></text:a>). Структура в большинстве случаев такова: project_hw — информация по самой плате, project_fw — код. В проекте может быть много веток с реализацией разной логики. </text:p>
      <text:p text:style-name="Standard"/>
      <text:p text:style-name="Standard"><office:annotation office:name="__Annotation__113_1860048502"><dc:creator>Юлия Сальникова</dc:creator><dc:date>2019-03-19T20:55:48</dc:date><text:p><text:span text:style-name="T3">Про издевательство соглсна, но пока не знаю, как лучше (кроме как портировать таки на атоллик!)</text:span></text:p></office:annotation><office:annotation office:name="__Annotation__111_1860048502"><dc:creator>Alexey Eremin</dc:creator><dc:date>2019-03-19T20:53:52</dc:date><text:p><text:span text:style-name="T3">Сочетание "освоения" и "не портирован на Atollic" - это немного издевательство. Нет примера сложнее для понимание, но не сильно? Те же кристаллы вроде несложные.</text:span></text:p></office:annotation>Для освоения рекомендуется проект медальона <text:a xlink:type="simple" xlink:href="https://github.com/Kreyl/Locket_fw" text:style-name="ListLabel_20_1" text:visited-style-name="ListLabel_20_1"><text:span text:style-name="T1">https://github.com/Kreyl/Locket_fw</text:span></text:a> , бранч BlinkLed (не портирован на Atollic)<office:annotation-end office:name="__Annotation__111_1860048502"/><office:annotation-end office:name="__Annotation__113_1860048502"/></text:p>
      <text:p text:style-name="Standard"/>
      <text:p text:style-name="Heading_20_3"><text:bookmark text:name="_40yh4pyes5w6"/>Актуальные проекты (март 2019) </text:p>
      <text:p text:style-name="Standard"/>
      <text:p text:style-name="Standard"><text:a xlink:type="simple" xlink:href="https://github.com/Kreyl/Locket_fw" text:style-name="ListLabel_20_1" text:visited-style-name="ListLabel_20_1"><text:span text:style-name="T1">https://github.com/Kreyl/Locket_fw</text:span></text:a> — <text:a xlink:type="simple" xlink:href="https://ostranna.ru/gameengine/locket/?lang=ru" text:style-name="ListLabel_20_1" text:visited-style-name="ListLabel_20_1"><text:span text:style-name="T1">медальоны</text:span></text:a>, для последней версии (пятой) мастером является ветка master v.5, для медальонов до сентября 2018 — просто master</text:p>
      <text:p text:style-name="Standard"/>
      <text:p text:style-name="Standard"><text:a xlink:type="simple" xlink:href="https://github.com/Kreyl/chibi-armlet" text:style-name="ListLabel_20_1" text:visited-style-name="ListLabel_20_1"><text:span text:style-name="T1">https://github.com/Kreyl/chibi-armlet</text:span></text:a> — <text:a xlink:type="simple" xlink:href="https://ostranna.ru/gameengine/fallout/?lang=ru" text:style-name="ListLabel_20_1" text:visited-style-name="ListLabel_20_1"><text:span text:style-name="T1">фоллаут-девайс</text:span></text:a></text:p>
      <text:p text:style-name="Standard"/>
      <text:p text:style-name="Standard"><text:a xlink:type="simple" xlink:href="https://github.com/Kreyl/MagicStick" text:style-name="ListLabel_20_1" text:visited-style-name="ListLabel_20_1"><text:span text:style-name="T1">https://github.com/Kreyl/MagicStick</text:span></text:a> – проект волшебной палочки, в разработке</text:p>
      <text:p text:style-name="Standard"/>
      <text:p text:style-name="Standard"><text:a xlink:type="simple" xlink:href="https://github.com/Kreyl/LocketSound" text:style-name="ListLabel_20_1" text:visited-style-name="ListLabel_20_1"><text:span text:style-name="T1">https://github.com/Kreyl/LocketSound</text:span></text:a> проект звукового медальона для волшебной палочки и <text:a xlink:type="simple" xlink:href="https://ostranna.ru/challenges/gardenofshadows/?lang=ru" text:style-name="ListLabel_20_1" text:visited-style-name="ListLabel_20_1"><text:span text:style-name="T1">сада теней</text:span></text:a> в будущем, в разработке</text:p>
      <text:p text:style-name="Standard"><text:soft-page-break/></text:p>
      <text:p text:style-name="Standard"><text:a xlink:type="simple" xlink:href="https://github.com/Kreyl/Mushrooms" text:style-name="ListLabel_20_1" text:visited-style-name="ListLabel_20_1"><text:span text:style-name="T1">https://github.com/Kreyl/Mushrooms</text:span></text:a> — проект <text:a xlink:type="simple" xlink:href="https://ostranna.ru/magic/mushroom/?lang=ru" text:style-name="ListLabel_20_1" text:visited-style-name="ListLabel_20_1"><text:span text:style-name="T1">грибов</text:span></text:a> и <text:a xlink:type="simple" xlink:href="https://ostranna.ru/magic/crystal/?lang=ru" text:style-name="ListLabel_20_1" text:visited-style-name="ListLabel_20_1"><text:span text:style-name="T1">кристаллов</text:span></text:a>.</text:p>
      <text:p text:style-name="Standard"/>
      <text:p text:style-name="Standard"><text:a xlink:type="simple" xlink:href="https://github.com/Kreyl/UsbHost" text:style-name="ListLabel_20_1" text:visited-style-name="ListLabel_20_1"><text:span text:style-name="T1">https://github.com/Kreyl/UsbHost</text:span></text:a> — usb to radio</text:p>
      <text:p text:style-name="Standard"/>
      <text:p text:style-name="Standard"><text:a xlink:type="simple" xlink:href="https://github.com/Kreyl/LedBandRadio" text:style-name="ListLabel_20_1" text:visited-style-name="ListLabel_20_1"><text:span text:style-name="T1">https://github.com/Kreyl/LedBandRadio</text:span></text:a> — управление светящейся лентой ws2812 neopixel по радио </text:p>
      <text:p text:style-name="Standard"/>
      <text:p text:style-name="Standard"><text:a xlink:type="simple" xlink:href="https://github.com/Kreyl/KeyLock" text:style-name="ListLabel_20_1" text:visited-style-name="ListLabel_20_1"><text:span text:style-name="T1">https://github.com/Kreyl/KeyLock</text:span></text:a> — лазерные <text:a xlink:type="simple" xlink:href="https://ostranna.ru/sci-fi/laser-door/?lang=ru" text:style-name="ListLabel_20_1" text:visited-style-name="ListLabel_20_1"><text:span text:style-name="T1">двери</text:span></text:a> с кодовыми замками</text:p>
      <text:p text:style-name="Standard"/>
      <text:p text:style-name="Standard"><text:a xlink:type="simple" xlink:href="https://github.com/Kreyl/Lume" text:style-name="ListLabel_20_1" text:visited-style-name="ListLabel_20_1"><text:span text:style-name="T1">https://github.com/Kreyl/Lume</text:span></text:a> — настенные <text:a xlink:type="simple" xlink:href="https://ostranna.ru/magic/lume/?lang=ru" text:style-name="ListLabel_20_1" text:visited-style-name="ListLabel_20_1"><text:span text:style-name="T1">часы</text:span></text:a>, показывающие время при помощи светящихся камней</text:p>
      <text:p text:style-name="Standard"/>
      <text:p text:style-name="Standard"><text:a xlink:type="simple" xlink:href="https://github.com/Kreyl/Fireflies" text:style-name="ListLabel_20_1" text:visited-style-name="ListLabel_20_1"><text:span text:style-name="T1">https://github.com/Kreyl/Fireflies</text:span></text:a> — <text:a xlink:type="simple" xlink:href="https://ostranna.ru/gameengine/firefly/?lang=ru" text:style-name="ListLabel_20_1" text:visited-style-name="ListLabel_20_1"><text:span text:style-name="T1">светлячки</text:span></text:a> различных поколений</text:p>
      <text:p text:style-name="Standard"/>
      <text:p text:style-name="Standard"><text:a xlink:type="simple" xlink:href="https://github.com/Kreyl/TecoStLink" text:style-name="ListLabel_20_1" text:visited-style-name="ListLabel_20_1"><text:span text:style-name="T1">https://github.com/Kreyl/TecoStLink</text:span></text:a> — программатор</text:p>
      <text:p text:style-name="Standard"/>
      <text:p text:style-name="Standard"><text:a xlink:type="simple" xlink:href="https://github.com/Kreyl/ArmletDT" text:style-name="ListLabel_20_1" text:visited-style-name="ListLabel_20_1"><text:span text:style-name="T1">https://github.com/Kreyl/ArmletDT</text:span></text:a> — <text:a xlink:type="simple" xlink:href="https://ostranna.ru/challenges/darktowerelectronics/?lang=ru" text:style-name="ListLabel_20_1" text:visited-style-name="ListLabel_20_1"><text:span text:style-name="T1">музыкальный движок Темной Башни</text:span></text:a> на<text:a xlink:type="simple" xlink:href="https://ostranna.ru/gameengine/armlet/?lang=ru" text:style-name="ListLabel_20_1" text:visited-style-name="ListLabel_20_1"><text:span text:style-name="T1"> браслетах.</text:span></text:a> </text:p>
      <text:p text:style-name="Standard"/>
      <text:p text:style-name="Heading_20_2"><text:bookmark text:name="_1efp8xez67d1"/>Наработки по разработке</text:p>
      <text:p text:style-name="Standard"/>
      <text:p text:style-name="Standard">Так же может оказаться небезынтересным протокол взаимодействия с микрофлешкой</text:p>
      <text:p text:style-name="Standard"><text:a xlink:type="simple" xlink:href="https://docs.google.com/document/d/1K8WJwHq5aZx9foSZEG0vov5UzfiOdQ70m2F_jmLU1j4/" text:style-name="ListLabel_20_1" text:visited-style-name="ListLabel_20_1"><text:span text:style-name="T1">https://docs.google.com/document/d/1K8WJwHq5aZx9foSZEG0vov5UzfiOdQ70m2F_jmLU1j4/</text:span></text:a> и схема взаимодействия наших устройств <text:a xlink:type="simple" xlink:href="https://drive.google.com/open?id=1lUla6_yM_4D3akAL5BIb5TCD8REaQXCn" text:style-name="ListLabel_20_1" text:visited-style-name="ListLabel_20_1"><text:span text:style-name="T1">https://drive.google.com/open?id=1lUla6_yM_4D3akAL5BIb5TCD8REaQXCn</text:span></text:a>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1" meta:word-count="411" meta:character-count="4098" meta:non-whitespace-character-count="3699"/>
    <meta:generator>LibreOfficeDev/6.0.5.2$Linux_X86_64 LibreOffice_project/</meta:generator>
  </office:meta>
</office:document-meta>
</file>